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draw:marker-start="" draw:marker-start-width="0.352cm" draw:marker-end="Arrow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02cm" draw:marker-start-width="0.352cm" draw:marker-end-width="0.352cm" draw:fill="solid" draw:fill-color="#cccccc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7" style:family="graphic" style:parent-style-name="objectwithoutfill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1.395cm" svg:y1="12.55cm" svg:x2="11.395cm" svg:y2="13.87cm">
          <text:p/>
        </draw:line>
        <draw:line draw:style-name="gr1" draw:text-style-name="P1" draw:layer="layout" svg:x1="8.26cm" svg:y1="13.21cm" svg:x2="9.58cm" svg:y2="13.21cm">
          <text:p/>
        </draw:line>
        <draw:line draw:style-name="gr1" draw:text-style-name="P1" draw:layer="layout" svg:x1="8.26cm" svg:y1="12.55cm" svg:x2="8.26cm" svg:y2="13.87cm">
          <text:p/>
        </draw:line>
        <draw:line draw:style-name="gr1" draw:text-style-name="P1" draw:layer="layout" svg:x1="3.145cm" svg:y1="12.55cm" svg:x2="3.145cm" svg:y2="13.87cm">
          <text:p/>
        </draw:line>
        <draw:rect draw:style-name="gr2" draw:text-style-name="P1" draw:layer="layout" svg:width="1.32cm" svg:height="0.66cm" svg:x="2.485cm" svg:y="12.88cm">
          <text:p/>
        </draw:rect>
        <draw:custom-shape draw:style-name="gr3" draw:text-style-name="P1" draw:layer="layout" svg:width="1.65cm" svg:height="0.66cm" svg:x="4.795cm" svg:y="12.88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draw:layer="layout" svg:width="1.65cm" svg:height="0.66cm" svg:x="7.452cm" svg:y="12.88cm">
          <text:p/>
          <draw:enhanced-geometry svg:viewBox="0 0 21600 21600" draw:glue-points="10800 0 0 10800 10800 21600 21600 10800" draw:text-areas="?f3 ?f3 ?f4 ?f4" draw:type="hexagon" draw:modifiers="4134.2216838279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65cm" svg:height="0.66cm" svg:x="10.57cm" svg:y="12.88cm">
          <text:p/>
          <draw:enhanced-geometry svg:viewBox="0 0 21600 21600" draw:glue-points="?f6 0 10800 ?f8 ?f11 10800 ?f9 21600 10800 ?f10 ?f5 10800" draw:text-areas="?f3 ?f3 ?f4 ?f4" draw:type="parallelogram" draw:modifiers="3990.308903694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1.395cm" svg:y1="13.705cm" svg:x2="12.385cm" svg:y2="13.705cm">
          <text:p/>
        </draw:line>
        <draw:line draw:style-name="gr1" draw:text-style-name="P1" draw:layer="layout" svg:x1="14.2cm" svg:y1="12.55cm" svg:x2="14.2cm" svg:y2="13.87cm">
          <text:p/>
        </draw:line>
        <draw:rect draw:style-name="gr2" draw:text-style-name="P1" draw:layer="layout" svg:width="1.32cm" svg:height="0.495cm" svg:x="13.54cm" svg:y="12.88cm">
          <text:p/>
        </draw:rect>
        <draw:polygon draw:style-name="gr2" draw:text-style-name="P1" draw:layer="layout" svg:width="1.319cm" svg:height="0.329cm" svg:x="13.54cm" svg:y="13.375cm" svg:viewBox="0 0 1320 330" draw:points="0,0 1320,0 660,330">
          <text:p/>
        </draw:polygon>
        <draw:polygon draw:style-name="gr2" draw:text-style-name="P1" draw:layer="layout" svg:width="1.319cm" svg:height="0.824cm" svg:x="15.85cm" svg:y="12.715cm" svg:viewBox="0 0 1320 825" draw:points="0,0 1320,0 1320,495 660,825 0,495">
          <text:p/>
        </draw:polygon>
        <draw:line draw:style-name="gr1" draw:text-style-name="P1" draw:layer="layout" svg:x1="16.51cm" svg:y1="13.54cm" svg:x2="16.51cm" svg:y2="13.87cm">
          <text:p/>
        </draw:line>
        <draw:polygon draw:style-name="gr2" draw:text-style-name="P1" draw:layer="layout" svg:width="-1.319cm" svg:height="-0.824cm" svg:x="3.805cm" svg:y="16.014cm" svg:viewBox="0 0 -1320 -825" draw:points="1320,-32028 0,-32028 0,-31533 660,-31203 1320,-31533">
          <text:p/>
        </draw:polygon>
        <draw:line draw:style-name="gr1" draw:text-style-name="P1" draw:layer="layout" svg:x1="3.145cm" svg:y1="15.189cm" svg:x2="3.145cm" svg:y2="14.859cm">
          <text:p/>
        </draw:line>
        <draw:line draw:style-name="gr1" draw:text-style-name="P1" draw:layer="layout" svg:x1="5.62cm" svg:y1="14.86cm" svg:x2="5.62cm" svg:y2="16.015cm">
          <text:p/>
        </draw:line>
        <draw:line draw:style-name="gr1" draw:text-style-name="P1" draw:layer="layout" svg:x1="7.6cm" svg:y1="15.355cm" svg:x2="8.92cm" svg:y2="15.355cm">
          <text:p/>
        </draw:line>
        <draw:polyline draw:style-name="gr4" draw:text-style-name="P1" draw:layer="layout" svg:width="0.989cm" svg:height="1.154cm" svg:x="10.57cm" svg:y="14.695cm" svg:viewBox="0 0 990 1155" draw:points="495,1155 990,1155 990,0 0,0">
          <text:p/>
        </draw:polyline>
        <draw:rect draw:style-name="gr2" draw:text-style-name="P1" draw:layer="layout" svg:width="1.32cm" svg:height="0.66cm" svg:x="13.54cm" svg:y="14.695cm">
          <text:p/>
        </draw:rect>
        <draw:line draw:style-name="gr1" draw:text-style-name="P1" draw:layer="layout" svg:x1="13.045cm" svg:y1="15.025cm" svg:x2="13.54cm" svg:y2="15.025cm">
          <text:p/>
        </draw:line>
        <draw:line draw:style-name="gr1" draw:text-style-name="P1" draw:layer="layout" svg:x1="16.51cm" svg:y1="14.695cm" svg:x2="16.51cm" svg:y2="16.18cm">
          <text:p/>
        </draw:line>
        <draw:rect draw:style-name="gr5" draw:text-style-name="P1" draw:layer="layout" svg:width="1.32cm" svg:height="0.825cm" svg:x="15.85cm" svg:y="15.025cm">
          <text:p/>
        </draw:rect>
        <draw:custom-shape draw:style-name="gr6" draw:text-style-name="P1" draw:layer="layout" svg:width="0.99cm" svg:height="0.495cm" svg:x="16.015cm" svg:y="15.19cm">
          <text:p/>
          <draw:enhanced-geometry svg:viewBox="0 0 21600 21600" draw:path-stretchpoint-x="10800" draw:path-stretchpoint-y="10800" draw:text-areas="?f3 ?f4 ?f5 ?f6" draw:type="round-rectangle" draw:modifiers="7254.462934947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7" draw:text-style-name="P1" draw:layer="layout" svg:width="-0.824cm" svg:height="-0.989cm" svg:x="3.97cm" svg:y="17.995cm" svg:viewBox="0 0 -825 -990" draw:points="0,-35000 825,-35000 825,-35990 0,-35990">
          <text:p/>
        </draw:polyline>
        <draw:line draw:style-name="gr1" draw:text-style-name="P1" draw:layer="layout" svg:x1="2.485cm" svg:y1="17.5cm" svg:x2="3.145cm" svg:y2="17.5cm">
          <text:p/>
        </draw:line>
        <draw:line draw:style-name="gr1" draw:text-style-name="P1" draw:layer="layout" svg:x1="5.62cm" svg:y1="16.675cm" svg:x2="5.62cm" svg:y2="17.83cm">
          <text:p/>
        </draw:line>
        <draw:polygon draw:style-name="gr2" draw:text-style-name="P1" draw:layer="layout" svg:width="1.319cm" svg:height="0.824cm" svg:x="4.96cm" svg:y="17.17cm" svg:viewBox="0 0 1320 825" draw:points="0,0 1320,0 1320,495 990,825 330,825 0,495">
          <text:p/>
        </draw:polygon>
        <draw:line draw:style-name="gr1" draw:text-style-name="P1" draw:layer="layout" svg:x1="8.095cm" svg:y1="17.995cm" svg:x2="8.095cm" svg:y2="16.84cm">
          <text:p/>
        </draw:line>
        <draw:polygon draw:style-name="gr2" draw:text-style-name="P1" draw:layer="layout" svg:width="-1.319cm" svg:height="-0.824cm" svg:x="8.755cm" svg:y="17.5cm" svg:viewBox="0 0 -1320 -825" draw:points="1320,-35000 0,-35000 0,-34505 330,-34175 990,-34175 1320,-3450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pan Mitkin</meta:initial-creator>
    <meta:creation-date>2011-07-24T10:03:00</meta:creation-date>
    <dc:date>2011-08-31T21:18:38</dc:date>
    <dc:creator>Stepan Mitkin</dc:creator>
    <meta:editing-duration>PT00H24M55S</meta:editing-duration>
    <meta:editing-cycles>4</meta:editing-cycles>
    <meta:generator>OpenOffice.org/3.2$Unix OpenOffice.org_project/320m18$Build-9502</meta:generator>
    <meta:document-statistic meta:object-count="30"/>
  </office:meta>
</office:document-meta>
</file>